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871cm" svg:height="11.659cm" svg:x="11.977cm" svg:y="0.214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3.4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B2:.B6])" office:value-type="float" office:value="129.333333333333" calcext:value-type="float">
            <text:p>129,3333333333</text:p>
          </table:table-cell>
          <table:table-cell table:formula="of:=SQRT(0.2*SUM(([.B2]-[.C2])^2))" office:value-type="float" office:value="57.8396250179946" calcext:value-type="float">
            <text:p>57,839625018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07" calcext:value-type="float">
            <text:p>207</text:p>
          </table:table-cell>
          <table:table-cell table:formula="of:=AVERAGE([.B7:.B11])" office:value-type="float" office:value="135.6" calcext:value-type="float">
            <text:p>135,6</text:p>
          </table:table-cell>
          <table:table-cell table:formula="of:=SQRT(0.2*SUM(([.B7]-[.C7])^2))" office:value-type="float" office:value="31.931050718697" calcext:value-type="float">
            <text:p>31,9310507187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formula="of:=AVERAGE([.B12:.B16])" office:value-type="float" office:value="124.4" calcext:value-type="float">
            <text:p>124,4</text:p>
          </table:table-cell>
          <table:table-cell table:formula="of:=SQRT(0.2*SUM(([.B12]-[.C12])^2))" office:value-type="float" office:value="2.50439613479976" calcext:value-type="float">
            <text:p>2,5043961348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50" calcext:value-type="float">
            <text:p>150</text:p>
          </table:table-cell>
          <table:table-cell table:formula="of:=AVERAGE([.B17:.B21])" office:value-type="float" office:value="155.4" calcext:value-type="float">
            <text:p>155,4</text:p>
          </table:table-cell>
          <table:table-cell table:formula="of:=SQRT(0.2*SUM(([.B17]-[.C17])^2))" office:value-type="float" office:value="2.41495341569978" calcext:value-type="float">
            <text:p>2,4149534157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75" calcext:value-type="float">
            <text:p>175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50:18.725212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8T12:01:45.416968569</dc:date>
    <dc:creator>Nicolas Paillet</dc:creator>
    <meta:editing-duration>PT1H25M29S</meta:editing-duration>
    <meta:editing-cycles>20</meta:editing-cycles>
    <meta:generator>LibreOffice/4.3.7.2$Linux_X86_64 LibreOffice_project/43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2cm" svg:height="11.66cm" xlink:href=".." xlink:type="simple" chart:class="chart:scatter" chart:style-name="ch1">
        <chart:title svg:x="8.347cm" svg:y="0.358cm" chart:style-name="ch2">
          <text:p>Resistance test 13.4</text:p>
        </chart:title>
        <chart:legend chart:legend-position="end" svg:x="17.63cm" svg:y="5.282cm" style:legend-expansion="high" chart:style-name="ch3"/>
        <chart:plot-area chart:style-name="ch4" table:cell-range-address="Sheet1.A2:Sheet1.B21 Sheet1.B1:Sheet1.B1 Sheet1.E1:Sheet1.E21" chart:data-source-has-labels="row" svg:x="1.428cm" svg:y="1.381cm" svg:width="15.785cm" svg:height="9.065cm">
          <chartooo:coordinate-region svg:x="2.235cm" svg:y="1.58cm" svg:width="14.738cm" svg:height="8.219cm"/>
          <chart:axis chart:dimension="x" chart:name="primary-x" chart:style-name="ch5">
            <chart:title svg:x="8.284cm" svg:y="10.679cm" chart:style-name="ch6">
              <text:p>Surface (µm²)</text:p>
            </chart:title>
          </chart:axis>
          <chart:axis chart:dimension="y" chart:name="primary-y" chart:style-name="ch5">
            <chart:title svg:x="0.451cm" svg:y="6.777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3.4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NaN">
                <text:p>NaN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07">
                <text:p>207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20">
                <text:p>120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19">
                <text:p>119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20">
                <text:p>120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52">
                <text:p>152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28">
                <text:p>128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72">
                <text:p>17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